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nfigurator.parseIncludeExcludeNode( CocoonBean cocoon , Node node , final String NODE_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Configurator.configure( Document xconf , CocoonBean cocoon , String destDir , String uriGroup , OutputStreamListener listener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7">
            <text:p text:style-name="Table_20_Contents">7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BeanConfigurator.getNodeValue( Node roo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Configurator.getAttributeValue( Node node , String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Configurator.processURIFile( String 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eanConfigurator.hasAttribute( Node node , String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Configurator.parseBrokenLinkNode( CocoonBean cocoon , Node node , OutputStreamListener listen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eanConfigurator.parseLoggingNode( CocoonBean cocoon ,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Configurator.parseIncludeLinksNode( CocoonBean cocoon ,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Configurator.parseURIsNode( CocoonBean cocoon , Node node , String destDir , String uriGroup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BeanConfigurator.parseURINode( CocoonBean cocoon , Node node , String destDi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eanConfigurator.getNodeValue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Configurator.getBooleanAttributeValue( Node node , String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